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8" style:family="table-cell" style:parent-style-name="Default" style:data-style-name="N114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114">
      <style:table-cell-properties fo:border-bottom="0.06pt solid #000000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114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9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4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9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6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7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3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4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2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3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4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INVENTARI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Inventarios 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32" office:value-type="string" calcext:value-type="string" table:number-columns-spanned="1" table:number-rows-spanned="2">
            <text:p>Ref</text:p>
          </table:table-cell>
          <table:table-cell table:style-name="ce132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5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3"/>
          <table:table-cell table:style-name="ce203"/>
          <table:table-cell table:style-name="ce208"/>
          <table:table-cell table:style-name="ce199" office:value-type="float" office:value="0" calcext:value-type="float">
            <text:p>- </text:p>
          </table:table-cell>
          <table:table-cell table:style-name="ce222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40" office:value-type="string" office:string-value="1-2-1-01-01-001" calcext:value-type="string">
            <text:p><text:s/>1-2-1-01-01-001 </text:p>
          </table:table-cell>
          <table:table-cell table:style-name="ce37" office:value-type="string" office:string-value="INVENTARIO EN TRANSITO " calcext:value-type="string">
            <text:p><text:s/>INVENTARIO EN TRANSITO <text:s/></text:p>
          </table:table-cell>
          <table:table-cell table:style-name="ce194" office:value-type="float" office:value="80964.01" calcext:value-type="float">
            <text:p>80964 </text:p>
          </table:table-cell>
          <table:table-cell table:style-name="ce204"/>
          <table:table-cell table:style-name="ce209"/>
          <table:table-cell table:style-name="ce199" table:formula="of:=[.F15]-[.I15]" office:value-type="float" office:value="-80964.01" calcext:value-type="float">
            <text:p>(80964)</text:p>
          </table:table-cell>
          <table:table-cell table:style-name="ce222" table:formula="of:=[.L15]/[.$L$30]" office:value-type="percentage" office:value="0.990821647352761" calcext:value-type="percentage">
            <text:p>99.08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 office:value-type="string" office:string-value="1-2-1-01-01-002" calcext:value-type="string">
            <text:p><text:s/>1-2-1-01-01-002 </text:p>
          </table:table-cell>
          <table:table-cell table:style-name="ce37" office:value-type="string" office:string-value="INVENTARIO GUAYAQUIL" calcext:value-type="string">
            <text:p><text:s/>INVENTARIO GUAYAQUIL </text:p>
          </table:table-cell>
          <table:table-cell table:style-name="ce194" office:value-type="float" office:value="0" calcext:value-type="float">
            <text:p>- </text:p>
          </table:table-cell>
          <table:table-cell table:style-name="ce204"/>
          <table:table-cell table:style-name="ce209"/>
          <table:table-cell table:style-name="ce199" table:formula="of:=[.F16]-[.I16]" office:value-type="float" office:value="0" calcext:value-type="float">
            <text:p>- </text:p>
          </table:table-cell>
          <table:table-cell table:style-name="ce222" table:formula="of:=[.L1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0" office:value-type="string" office:string-value="1-2-1-02-01-001" calcext:value-type="string">
            <text:p><text:s/>1-2-1-02-01-001 </text:p>
          </table:table-cell>
          <table:table-cell table:style-name="ce37" office:value-type="string" office:string-value="TRAMITES DESADUANIZACION" calcext:value-type="string">
            <text:p><text:s/>TRAMITES DESADUANIZACION </text:p>
          </table:table-cell>
          <table:table-cell table:style-name="ce194" office:value-type="float" office:value="750" calcext:value-type="float">
            <text:p>750 </text:p>
          </table:table-cell>
          <table:table-cell table:style-name="ce204"/>
          <table:table-cell table:style-name="ce209"/>
          <table:table-cell table:style-name="ce199" table:formula="of:=[.F17]-[.I17]" office:value-type="float" office:value="-750" calcext:value-type="float">
            <text:p>(750)</text:p>
          </table:table-cell>
          <table:table-cell table:style-name="ce222" table:formula="of:=[.L17]/[.$L$30]" office:value-type="percentage" office:value="0.00917835264723883" calcext:value-type="percentage">
            <text:p>0.92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49" table:number-columns-repeated="2"/>
          <table:table-cell table:style-name="ce195"/>
          <table:table-cell table:style-name="ce204"/>
          <table:table-cell table:style-name="ce209"/>
          <table:table-cell table:style-name="ce199" table:formula="of:=[.F18]-[.I18]" office:value-type="float" office:value="0" calcext:value-type="float">
            <text:p>- </text:p>
          </table:table-cell>
          <table:table-cell table:style-name="ce222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94"/>
          <table:table-cell table:style-name="ce204"/>
          <table:table-cell table:style-name="ce209"/>
          <table:table-cell table:style-name="ce199" table:formula="of:=[.F19]-[.I19]" office:value-type="float" office:value="0" calcext:value-type="float">
            <text:p>- </text:p>
          </table:table-cell>
          <table:table-cell table:style-name="ce222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94"/>
          <table:table-cell table:style-name="ce204"/>
          <table:table-cell table:style-name="ce209"/>
          <table:table-cell table:style-name="ce199" table:formula="of:=[.F20]-[.I20]" office:value-type="float" office:value="0" calcext:value-type="float">
            <text:p>- </text:p>
          </table:table-cell>
          <table:table-cell table:style-name="ce222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5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6"/>
          <table:table-cell table:style-name="ce204"/>
          <table:table-cell table:style-name="ce209"/>
          <table:table-cell table:style-name="ce199" table:formula="of:=[.F21]-[.I21]" office:value-type="float" office:value="0" calcext:value-type="float">
            <text:p>- </text:p>
          </table:table-cell>
          <table:table-cell table:style-name="ce222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7"/>
          <table:table-cell table:style-name="ce204"/>
          <table:table-cell table:style-name="ce209"/>
          <table:table-cell table:style-name="ce199" table:formula="of:=[.F22]-[.I22]" office:value-type="float" office:value="0" calcext:value-type="float">
            <text:p>- </text:p>
          </table:table-cell>
          <table:table-cell table:style-name="ce222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7"/>
          <table:table-cell table:style-name="ce204"/>
          <table:table-cell table:style-name="ce209"/>
          <table:table-cell table:style-name="ce199" table:formula="of:=[.F23]-[.I23]" office:value-type="float" office:value="0" calcext:value-type="float">
            <text:p>- </text:p>
          </table:table-cell>
          <table:table-cell table:style-name="ce222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4"/>
          <table:table-cell table:style-name="ce205"/>
          <table:table-cell table:style-name="ce209"/>
          <table:table-cell table:style-name="ce199" table:formula="of:=[.F24]-[.I24]" office:value-type="float" office:value="0" calcext:value-type="float">
            <text:p>- </text:p>
          </table:table-cell>
          <table:table-cell table:style-name="ce222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61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5"/>
          <table:table-cell table:style-name="ce204"/>
          <table:table-cell table:style-name="ce209"/>
          <table:table-cell table:style-name="ce199" table:formula="of:=[.F25]-[.I25]" office:value-type="float" office:value="0" calcext:value-type="float">
            <text:p>- </text:p>
          </table:table-cell>
          <table:table-cell table:style-name="ce222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94"/>
          <table:table-cell table:style-name="ce205"/>
          <table:table-cell table:style-name="ce209"/>
          <table:table-cell table:style-name="ce199" table:formula="of:=[.F26]-[.I26]" office:value-type="float" office:value="0" calcext:value-type="float">
            <text:p>- </text:p>
          </table:table-cell>
          <table:table-cell table:style-name="ce222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94"/>
          <table:table-cell table:style-name="ce205"/>
          <table:table-cell table:style-name="ce209"/>
          <table:table-cell table:style-name="ce199" table:formula="of:=[.F27]-[.I27]" office:value-type="float" office:value="0" calcext:value-type="float">
            <text:p>- </text:p>
          </table:table-cell>
          <table:table-cell table:style-name="ce222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63"/>
          <table:table-cell table:style-name="ce64"/>
          <table:table-cell table:style-name="ce65" table:number-columns-repeated="6"/>
          <table:table-cell table:style-name="ce198"/>
          <table:table-cell table:style-name="ce203"/>
          <table:table-cell table:style-name="ce208"/>
          <table:table-cell table:style-name="ce198"/>
          <table:table-cell table:style-name="ce223"/>
          <table:table-cell table:style-name="ce34"/>
          <table:table-cell table:style-name="ce17" table:number-columns-repeated="1010"/>
        </table:table-row>
        <table:table-row table:style-name="ro6">
          <table:table-cell table:style-name="ce67"/>
          <table:table-cell table:style-name="ce68"/>
          <table:table-cell table:style-name="ce69"/>
          <table:table-cell table:style-name="ce17"/>
          <table:table-cell table:style-name="ce27"/>
          <table:table-cell table:style-name="ce29" table:number-columns-repeated="2"/>
          <table:table-cell table:style-name="ce69"/>
          <table:table-cell table:style-name="ce199"/>
          <table:table-cell table:style-name="ce206"/>
          <table:table-cell table:style-name="ce210"/>
          <table:table-cell table:style-name="ce213"/>
          <table:table-cell table:style-name="ce224"/>
          <table:table-cell table:style-name="ce34"/>
          <table:table-cell table:style-name="ce17" table:number-columns-repeated="1010"/>
        </table:table-row>
        <table:table-row table:style-name="ro7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75" table:formula="of:=SUM([.C14:.C27])" office:value-type="float" office:value="0" calcext:value-type="float">
            <text:p>- </text:p>
          </table:table-cell>
          <table:table-cell table:style-name="ce75" table:formula="of:=SUM([.D14:.D27])" office:value-type="float" office:value="0" calcext:value-type="float">
            <text:p>- </text:p>
          </table:table-cell>
          <table:table-cell table:style-name="ce75" table:formula="of:=SUM([.E14:.E27])" office:value-type="float" office:value="0" calcext:value-type="float">
            <text:p>- </text:p>
          </table:table-cell>
          <table:table-cell table:style-name="ce75" table:formula="of:=SUM([.F14:.F27])" office:value-type="float" office:value="0" calcext:value-type="float">
            <text:p>- </text:p>
          </table:table-cell>
          <table:table-cell table:style-name="ce75" table:number-columns-repeated="2"/>
          <table:table-cell table:style-name="ce200" table:formula="of:=SUM([.I14:.I27])" office:value-type="float" office:value="81714.01" calcext:value-type="float">
            <text:p>81714 </text:p>
          </table:table-cell>
          <table:table-cell table:style-name="ce200" table:number-columns-repeated="2"/>
          <table:table-cell table:style-name="ce200" table:formula="of:=SUM([.L14:.L27])" office:value-type="float" office:value="-81714.01" calcext:value-type="float">
            <text:p>(81714)</text:p>
          </table:table-cell>
          <table:table-cell table:style-name="ce225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3"/>
          <table:table-cell table:style-name="ce84"/>
          <table:table-cell table:style-name="ce176"/>
          <table:table-cell table:number-columns-repeated="1020"/>
        </table:table-row>
        <table:table-row table:style-name="ro9">
          <table:table-cell/>
          <table:table-cell table:style-name="ce86" office:value-type="string" calcext:value-type="string">
            <text:p>Inventario de tránsito </text:p>
          </table:table-cell>
          <table:table-cell table:style-name="ce39"/>
          <table:table-cell table:style-name="ce177" office:value-type="float" office:value="80964" calcext:value-type="float">
            <text:p>80964 </text:p>
          </table:table-cell>
          <table:table-cell table:number-columns-repeated="1020"/>
        </table:table-row>
        <table:table-row table:style-name="ro9">
          <table:table-cell/>
          <table:table-cell table:style-name="ce86" office:value-type="string" calcext:value-type="string">
            <text:p>Mercaderías</text:p>
          </table:table-cell>
          <table:table-cell table:style-name="ce88"/>
          <table:table-cell table:style-name="ce177" office:value-type="float" office:value="750" calcext:value-type="float">
            <text:p>750 </text:p>
          </table:table-cell>
          <table:table-cell table:number-columns-repeated="1020"/>
        </table:table-row>
        <table:table-row table:style-name="ro9">
          <table:table-cell/>
          <table:table-cell table:style-name="ce86"/>
          <table:table-cell table:style-name="ce89"/>
          <table:table-cell table:style-name="ce178"/>
          <table:table-cell table:number-columns-repeated="1020"/>
        </table:table-row>
        <table:table-row table:style-name="ro9">
          <table:table-cell/>
          <table:table-cell table:style-name="ce83" office:value-type="string" calcext:value-type="string">
            <text:p>Total</text:p>
          </table:table-cell>
          <table:table-cell table:style-name="ce91" table:formula="of:=+SUM([.C36:.C38])" office:value-type="float" office:value="0" calcext:value-type="float">
            <text:p>- </text:p>
          </table:table-cell>
          <table:table-cell table:style-name="ce179" table:formula="of:=+SUM([.D36:.D38])" office:value-type="float" office:value="81714" calcext:value-type="float">
            <text:p>81714 </text:p>
          </table:table-cell>
          <table:table-cell table:number-columns-repeated="1020"/>
        </table:table-row>
        <table:table-row table:style-name="ro8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03"/>
          <table:table-cell table:style-name="ce10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36:24.582886684</dc:date>
    <meta:editing-cycles>3</meta:editing-cycles>
    <meta:editing-duration>PT26M43S</meta:editing-duration>
    <meta:document-statistic meta:table-count="1" meta:cell-count="116" meta:object-count="0"/>
  </office:meta>
</office:document-meta>
</file>